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e5b4a" officeooo:paragraph-rsid="001e5b4a" style:font-weight-asian="bold" style:font-weight-complex="bold"/>
    </style:style>
    <style:style style:name="P2" style:family="paragraph" style:parent-style-name="Standard">
      <style:text-properties fo:font-size="9pt" style:text-underline-style="solid" style:text-underline-width="auto" style:text-underline-color="font-color" fo:font-weight="normal" officeooo:rsid="001e5b4a" officeooo:paragraph-rsid="001e5b4a" style:font-size-asian="9pt" style:font-weight-asian="normal" style:font-size-complex="9pt" style:font-weight-complex="normal"/>
    </style:style>
    <style:style style:name="P3" style:family="paragraph" style:parent-style-name="Standard" style:list-style-name="L1">
      <style:text-properties fo:font-size="9pt" style:text-underline-style="none" fo:font-weight="normal" officeooo:rsid="001e5b4a" officeooo:paragraph-rsid="001e5b4a" style:font-size-asian="7.84999990463257pt" style:font-weight-asian="normal" style:font-size-complex="9pt" style:font-weight-complex="normal"/>
    </style:style>
    <style:style style:name="P4" style:family="paragraph" style:parent-style-name="Standard" style:list-style-name="L2">
      <style:text-properties fo:font-size="9pt" style:text-underline-style="none" fo:font-weight="normal" officeooo:rsid="001e5b4a" officeooo:paragraph-rsid="001e5b4a" style:font-size-asian="7.84999990463257pt" style:font-weight-asian="normal" style:font-size-complex="9pt" style:font-weight-complex="normal"/>
    </style:style>
    <style:style style:name="P5" style:family="paragraph" style:parent-style-name="Standard" style:list-style-name="L4">
      <style:text-properties fo:font-size="9pt" style:text-underline-style="none" fo:font-weight="normal" officeooo:rsid="001fad98" officeooo:paragraph-rsid="001fad98" style:font-size-asian="7.84999990463257pt" style:font-weight-asian="normal" style:font-size-complex="9pt" style:font-weight-complex="normal"/>
    </style:style>
    <style:style style:name="P6" style:family="paragraph" style:parent-style-name="Standard" style:list-style-name="L2">
      <style:text-properties fo:font-size="9pt" style:text-underline-style="none" fo:font-weight="normal" officeooo:rsid="00217e24" officeooo:paragraph-rsid="00217e24" style:font-size-asian="7.84999990463257pt" style:font-weight-asian="normal" style:font-size-complex="9pt" style:font-weight-complex="normal"/>
    </style:style>
    <style:style style:name="P7" style:family="paragraph" style:parent-style-name="Standard" style:list-style-name="L8">
      <style:text-properties fo:font-size="9pt" fo:font-style="normal" style:text-underline-style="none" fo:font-weight="normal" officeooo:rsid="001fad98" officeooo:paragraph-rsid="001fad98" style:font-size-asian="7.84999990463257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fo:font-size="10.5pt" style:text-underline-style="solid" style:text-underline-width="auto" style:text-underline-color="font-color" fo:font-weight="bold" officeooo:rsid="001e5b4a" officeooo:paragraph-rsid="001e5b4a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size="10.5pt" style:text-underline-style="solid" style:text-underline-width="auto" style:text-underline-color="font-color" fo:font-weight="bold" officeooo:rsid="001fad98" officeooo:paragraph-rsid="001fad98" style:font-size-asian="9.14999961853027pt" style:font-weight-asian="bold" style:font-size-complex="10.5pt" style:font-weight-complex="bold"/>
    </style:style>
    <style:style style:name="P10" style:family="paragraph" style:parent-style-name="Standard" style:list-style-name="L6">
      <style:text-properties officeooo:rsid="001fad98" officeooo:paragraph-rsid="001fad98"/>
    </style:style>
    <style:style style:name="T1" style:family="text">
      <style:text-properties style:text-underline-style="none"/>
    </style:style>
    <style:style style:name="T2" style:family="text">
      <style:text-properties officeooo:rsid="001fad98"/>
    </style:style>
    <style:style style:name="T3" style:family="text">
      <style:text-properties fo:font-size="9pt" style:text-underline-style="none" fo:font-weight="normal" style:font-size-asian="7.84999990463257pt" style:font-weight-asian="normal" style:font-size-complex="9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S PROJECT MEET WITH CLIENT -3</text:p>
      <text:p text:style-name="P1"/>
      <text:p text:style-name="P2">Location:<text:span text:style-name="T1"> online</text:span></text:p>
      <text:p text:style-name="P2"/>
      <text:p text:style-name="P2">Date:<text:span text:style-name="T1"> 3-2-24</text:span></text:p>
      <text:p text:style-name="P2"/>
      <text:p text:style-name="P2">Time:<text:span text:style-name="T1"> 4pm</text:span></text:p>
      <text:p text:style-name="P2"/>
      <text:p text:style-name="P2">Attendees:<text:span text:style-name="T1"> Mayaank,Ketaki,Maitreya,Nitin</text:span></text:p>
      <text:p text:style-name="P2"/>
      <text:p text:style-name="P8">Agenda:</text:p>
      <text:list xml:id="list2108908164" text:style-name="L1">
        <text:list-item>
          <text:p text:style-name="P3">Discussion of the progress of the algorithm for identifying and quantifying the test strips.</text:p>
        </text:list-item>
      </text:list>
      <text:list xml:id="list993559805" text:style-name="L2">
        <text:list-item>
          <text:p text:style-name="P4">Discussed the working of the algorithm with the client and showed the progress to the client using the sample inputs provided by the client.</text:p>
        </text:list-item>
        <text:list-item>
          <text:p text:style-name="P4">Further discussed the implem<text:tab/>entation of the identifying of the red strip and quantifying the intensity of red.</text:p>
        </text:list-item>
        <text:list-item>
          <text:p text:style-name="P6">The client suggested to average out the intensity of red on the isolated red strip to get the value. </text:p>
        </text:list-item>
        <text:list-item>
          <text:p text:style-name="P4">The client has suggested to test the algorithm <text:span text:style-name="T2">using varied inputs other than the sample inputs.</text:span></text:p>
        </text:list-item>
      </text:list>
      <text:list xml:id="list1014576310" text:style-name="L4">
        <text:list-item>
          <text:p text:style-name="P5">Discussion of the UI requirements for the HMI on the device</text:p>
        </text:list-item>
      </text:list>
      <text:list xml:id="list4122935720" text:style-name="L6">
        <text:list-item>
          <text:list>
            <text:list-item>
              <text:p text:style-name="P10"><text:span text:style-name="T3">The client outlined the UI design for the HMI.</text:span></text:p>
            </text:list-item>
            <text:list-item>
              <text:p text:style-name="P10"><text:span text:style-name="T3">The UI must have a welcome screen with the option to login in or sign up.</text:span></text:p>
            </text:list-item>
            <text:list-item>
              <text:p text:style-name="P10"><text:span text:style-name="T3">There must be three types of users: admin,reviewer and operator.</text:span></text:p>
            </text:list-item>
            <text:list-item>
              <text:p text:style-name="P10"><text:span text:style-name="T3">After login, the home page will have a option to test the sample.</text:span></text:p>
            </text:list-item>
            <text:list-item>
              <text:p text:style-name="P10"><text:span text:style-name="T3">This option will take the user to the test input screen. </text:span></text:p>
            </text:list-item>
            <text:list-item>
              <text:p text:style-name="P10"><text:span text:style-name="T3">After the test, the user msut have options to print the report, transfer the report and return to home page.</text:span></text:p>
            </text:list-item>
          </text:list>
        </text:list-item>
      </text:list>
      <text:p text:style-name="P9"/>
      <text:p text:style-name="P9"/>
      <text:p text:style-name="P9">Next steps:</text:p>
      <text:list xml:id="list2259878562" text:style-name="L8">
        <text:list-item>
          <text:p text:style-name="P7">Implementing the identification of the red strip and its quantification.</text:p>
        </text:list-item>
        <text:list-item>
          <text:p text:style-name="P7">Getting to know the device on which the UI will be implemented and training any required skills for i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9pt" style:font-size-asian="7.84999990463257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16:14.561726724</meta:creation-date>
    <dc:date>2024-02-13T16:02:17.632445638</dc:date>
    <meta:editing-duration>PT35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41" meta:character-count="1337" meta:non-whitespace-character-count="1129"/>
  </office:meta>
</office:document-meta>
</file>